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0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transparent_5f_crypto">
      <style:table-cell-properties fo:background-color="transparent"/>
      <style:text-properties style:font-name="Liberation Sans"/>
    </style:style>
    <style:style style:name="ce1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53" style:family="table-cell" style:parent-style-name="Default">
      <style:table-cell-properties fo:background-color="transparent"/>
      <style:text-properties style:font-name="Liberation Sans"/>
    </style:style>
    <style:style style:name="ce154" style:family="table-cell" style:parent-style-name="Default">
      <style:text-properties style:font-name="Liberation Sans"/>
    </style:style>
    <style:style style:name="ce155" style:family="table-cell" style:parent-style-name="transparent_5f_default">
      <style:table-cell-properties fo:background-color="transparent"/>
      <style:text-properties style:font-name="Liberation Sans"/>
    </style:style>
    <style:style style:name="ce1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6" style:family="table-cell" style:parent-style-name="acquired_5f_lot_5f_default">
      <style:table-cell-properties fo:background-color="transparent"/>
      <style:text-properties style:font-name="Liberation Sans"/>
    </style:style>
    <style:style style:name="ce167" style:family="table-cell" style:parent-style-name="acquired_5f_lot_5f_alt_5f_default">
      <style:table-cell-properties fo:background-color="transparent"/>
      <style:text-properties style:font-name="Liberation Sans"/>
    </style:style>
    <style:style style:name="ce1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taxable_5f_event_5f_default">
      <style:table-cell-properties fo:background-color="transparent"/>
      <style:text-properties style:font-name="Liberation Sans"/>
    </style:style>
    <style:style style:name="ce1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7" style:family="table-cell" style:parent-style-name="taxable_5f_event_5f_alt_5f_defaul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2" style:family="table-cell" style:parent-style-name="highlighted_5f_fiat">
      <style:table-cell-properties fo:background-color="transparent"/>
      <style:text-properties style:font-name="Liberation Sans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6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0" style:family="table-cell" style:parent-style-name="Default">
      <style:table-cell-properties fo:background-color="transparent" fo:border="none"/>
      <style:text-properties style:font-name="Liberation Sans"/>
    </style:style>
    <style:style style:name="ce191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8" style:family="table-cell" style:parent-style-name="transparent_5f_fiat">
      <style:table-cell-properties fo:background-color="transparent"/>
      <style:text-properties style:font-name="Liberation Sans"/>
    </style:style>
    <style:style style:name="ce199" style:family="table-cell" style:parent-style-name="transparent_5f_fiat">
      <style:table-cell-properties fo:background-color="transparent" fo:border="none"/>
      <style:text-properties style:font-name="Liberation Sans"/>
    </style:style>
    <style:style style:name="ce200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01" style:family="table-cell" style:parent-style-name="Default">
      <style:table-cell-properties fo:background-color="#ffffff" fo:border="none"/>
      <style:text-properties style:font-name="Liberation Sans"/>
    </style:style>
    <style:style style:name="ce20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7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8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9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10" style:family="table-cell" style:parent-style-name="Default">
      <style:table-cell-properties fo:background-color="#ffffff"/>
      <style:text-properties style:font-name="Liberation Sans"/>
    </style:style>
    <style:style style:name="ce211" style:family="table-cell" style:parent-style-name="Default">
      <style:table-cell-properties fo:background-color="#b2b2b2" fo:border="none"/>
      <style:text-properties style:font-name="Liberation Sans"/>
    </style:style>
    <style:style style:name="ce21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1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6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7" style:family="table-cell" style:parent-style-name="acquired_5f_lot_5f_note_5f_default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ackground-color="#b2b2b2"/>
      <style:text-properties style:font-name="Liberation Sans"/>
    </style:style>
    <style:style style:name="ce21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20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21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2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fiat">
      <style:table-cell-properties fo:background-color="transparent"/>
      <style:text-properties style:font-name="Liberation Sans"/>
    </style:style>
    <style:style style:name="ce228" style:family="table-cell" style:parent-style-name="taxable_5f_event_5f_alt_5f_fiat">
      <style:table-cell-properties fo:background-color="transparent"/>
      <style:text-properties style:font-name="Liberation Sans"/>
    </style:style>
    <style:style style:name="ce22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30" style:family="table-cell" style:parent-style-name="Default">
      <style:text-properties style:font-name="Liberation Sans" fo:font-weight="normal" style:font-weight-asian="normal" style:font-weight-complex="normal"/>
    </style:style>
    <style:style style:name="ce231" style:family="table-cell" style:parent-style-name="taxable_5f_event_5f_note_5f_default">
      <style:table-cell-properties fo:background-color="transparent"/>
      <style:text-properties style:font-name="Liberation Sans"/>
    </style:style>
    <style:style style:name="ce23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5" style:family="table-cell" style:parent-style-name="acquired_5f_lot_5f_percent">
      <style:table-cell-properties fo:background-color="transparent"/>
      <style:text-properties style:font-name="Liberation Sans"/>
    </style:style>
    <style:style style:name="ce237" style:family="table-cell" style:parent-style-name="acquired_5f_lot_5f_alt_5f_percent">
      <style:table-cell-properties fo:background-color="transparent"/>
      <style:text-properties style:font-name="Liberation Sans"/>
    </style:style>
    <style:style style:name="ce238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9" style:family="table-cell" style:parent-style-name="acquired_5f_lot_5f_fiat">
      <style:table-cell-properties fo:background-color="transparent"/>
      <style:text-properties style:font-name="Liberation Sans"/>
    </style:style>
    <style:style style:name="ce243" style:family="table-cell" style:parent-style-name="acquired_5f_lot_5f_alt_5f_fiat">
      <style:table-cell-properties fo:background-color="transparent"/>
      <style:text-properties style:font-name="Liberation Sans"/>
    </style:style>
    <style:style style:name="ce2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5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ff"/>
    </style:style>
    <style:style style:name="ce137" style:family="table-cell" style:parent-style-name="header_5f_default">
      <style:table-cell-properties fo:background-color="transparent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transparent_5f_default">
      <style:table-cell-properties fo:background-color="transparent"/>
    </style:style>
    <style:style style:name="ce12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transparent_5f_crypto">
      <style:table-cell-properties fo:background-color="transparent"/>
      <style:text-properties style:font-name="Liberation Sans"/>
    </style:style>
    <style:style style:name="ce23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36" style:family="table-cell" style:parent-style-name="Default">
      <style:table-cell-properties fo:background-color="transparent"/>
      <style:text-properties style:font-name="Liberation Sans"/>
    </style:style>
    <style:style style:name="ce240" style:family="table-cell" style:parent-style-name="Default">
      <style:text-properties style:font-name="Liberation Sans"/>
    </style:style>
    <style:style style:name="ce241" style:family="table-cell" style:parent-style-name="transparent_5f_default">
      <style:table-cell-properties fo:background-color="transparent"/>
      <style:text-properties style:font-name="Liberation Sans"/>
    </style:style>
    <style:style style:name="ce24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6" style:family="table-cell" style:parent-style-name="acquired_5f_lot_5f_default">
      <style:table-cell-properties fo:background-color="transparent"/>
      <style:text-properties style:font-name="Liberation Sans"/>
    </style:style>
    <style:style style:name="ce257" style:family="table-cell" style:parent-style-name="acquired_5f_lot_5f_alt_5f_default">
      <style:table-cell-properties fo:background-color="transparent"/>
      <style:text-properties style:font-name="Liberation Sans"/>
    </style:style>
    <style:style style:name="ce25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taxable_5f_event_5f_default">
      <style:table-cell-properties fo:background-color="transparent"/>
      <style:text-properties style:font-name="Liberation Sans"/>
    </style:style>
    <style:style style:name="ce26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8" style:family="table-cell" style:parent-style-name="taxable_5f_event_5f_alt_5f_default">
      <style:table-cell-properties fo:background-color="transparent"/>
      <style:text-properties style:font-name="Liberation Sans"/>
    </style:style>
    <style:style style:name="ce26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28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2" style:family="table-cell" style:parent-style-name="transparent_5f_fiat">
      <style:table-cell-properties fo:background-color="transparent"/>
      <style:text-properties style:font-name="Liberation Sans"/>
    </style:style>
    <style:style style:name="ce293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4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95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04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b2b2b2" fo:border="none"/>
      <style:text-properties style:font-name="Liberation Sans"/>
    </style:style>
    <style:style style:name="ce30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0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1" style:family="table-cell" style:parent-style-name="acquired_5f_lot_5f_note_5f_default">
      <style:table-cell-properties fo:background-color="transparent"/>
      <style:text-properties style:font-name="Liberation Sans"/>
    </style:style>
    <style:style style:name="ce312" style:family="table-cell" style:parent-style-name="Default">
      <style:table-cell-properties fo:background-color="#b2b2b2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4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5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8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1" style:family="table-cell" style:parent-style-name="taxable_5f_event_5f_fiat">
      <style:table-cell-properties fo:background-color="transparent"/>
      <style:text-properties style:font-name="Liberation Sans"/>
    </style:style>
    <style:style style:name="ce322" style:family="table-cell" style:parent-style-name="taxable_5f_event_5f_alt_5f_fiat">
      <style:table-cell-properties fo:background-color="transparent"/>
      <style:text-properties style:font-name="Liberation Sans"/>
    </style:style>
    <style:style style:name="ce323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4" style:family="table-cell" style:parent-style-name="Default">
      <style:text-properties style:font-name="Liberation Sans" fo:font-weight="normal" style:font-weight-asian="normal" style:font-weight-complex="normal"/>
    </style:style>
    <style:style style:name="ce325" style:family="table-cell" style:parent-style-name="taxable_5f_event_5f_note_5f_default">
      <style:table-cell-properties fo:background-color="transparent"/>
      <style:text-properties style:font-name="Liberation Sans"/>
    </style:style>
    <style:style style:name="ce326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7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28" style:family="table-cell" style:parent-style-name="acquired_5f_lot_5f_percent">
      <style:table-cell-properties fo:background-color="transparent"/>
      <style:text-properties style:font-name="Liberation Sans"/>
    </style:style>
    <style:style style:name="ce329" style:family="table-cell" style:parent-style-name="acquired_5f_lot_5f_alt_5f_percent">
      <style:table-cell-properties fo:background-color="transparent"/>
      <style:text-properties style:font-name="Liberation Sans"/>
    </style:style>
    <style:style style:name="ce330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acquired_5f_lot_5f_fiat">
      <style:table-cell-properties fo:background-color="transparent"/>
      <style:text-properties style:font-name="Liberation Sans"/>
    </style:style>
    <style:style style:name="ce332" style:family="table-cell" style:parent-style-name="acquired_5f_lot_5f_alt_5f_fiat">
      <style:table-cell-properties fo:background-color="transparent"/>
      <style:text-properties style:font-name="Liberation Sans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4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ce137"/>
        <table:table-column table:style-name="co39" table:default-cell-style-name="ce138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32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32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39"/>
          <table:table-cell/>
        </table:table-row>
        <table:table-row table:style-name="ro2">
          <table:table-cell table:style-name="ce132"/>
          <table:table-cell table:style-name="ce139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2020-12-31</text:p>
          </table:table-cell>
          <table:table-cell/>
        </table:table-row>
        <table:table-row table:style-name="ro2">
          <table:table-cell table:style-name="ce118"/>
          <table:table-cell table:style-name="Default"/>
          <table:table-cell/>
        </table:table-row>
        <table:table-row table:style-name="ro5">
          <table:table-cell table:style-name="header_5f_default" office:value-type="string" calcext:value-type="string">
            <text:p>Sheets / Transaction Categories</text:p>
          </table:table-cell>
          <table:table-cell table:style-name="ce132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Gifts</text:p>
          </table:table-cell>
          <table:table-cell/>
        </table:table-row>
        <table:table-row table:style-name="ro5">
          <table:table-cell table:style-name="header_5f_default"/>
          <table:table-cell table:style-name="ce132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39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38"/>
          <table:table-cell/>
          <table:table-cell/>
        </table:table-row>
        <table:table-row table:style-name="ro2">
          <table:table-cell table:style-name="ce138"/>
          <table:table-cell/>
          <table:table-cell/>
        </table:table-row>
      </table:table>
      <table:table table:name="Airdrops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default-cell-style-name="ce240"/>
        <table:table-column table:style-name="co28" table:visibility="collapse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Airdrop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9"/>
          <table:table-cell table:style-name="ce261"/>
          <table:table-cell table:style-name="ce270"/>
          <table:table-cell table:style-name="ce269"/>
          <table:table-cell table:style-name="ce269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acquir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acquir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1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2/01/2017</text:p>
          </table:table-cell>
          <table:table-cell table:style-name="taxable_event_note_border_fiat" office:value="24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4000.0" office:value-type="float"/>
          <table:table-cell table:style-name="taxable_event_note_border_default" office:value-type="string">
            <text:p>IN / AIRDROP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1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7-02-01 11:1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17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AIRDROP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Capital Gain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Capital Gain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sold or disposed of</text:p>
          </table:table-cell>
          <table:table-cell table:style-name="ce337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Sol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sold or disposed of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/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2</text:p>
          </table:table-cell>
          <table:table-cell table:style-name="acquired_lot_note_border_default" office:value-type="string">
            <text:p>01/01/2016</text:p>
          </table:table-cell>
          <table:table-cell table:style-name="taxable_event_note_border_default" office:value-type="string">
            <text:p>01/11/2016</text:p>
          </table:table-cell>
          <table:table-cell table:style-name="taxable_event_note_border_fiat" office:value="2240.0" office:value-type="float"/>
          <table:table-cell table:style-name="acquired_lot_note_border_fiat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2: 0.20000000 of 1.00000000 B2</text:p>
          </table:table-cell>
          <table:table-cell table:style-name="taxable_event_note_border_default" office:value-type="string">
            <text:p>1/1: 0.20000000 of 0.20000000 B2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11 11:1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8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16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9760.0" office:value-type="float"/>
          <table:table-cell table:style-name="acquired_lot_note_fiat" office:value="88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8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0.80000000 of 1.00000000 B2</text:p>
          </table:table-cell>
          <table:table-cell table:style-name="taxable_event_note_default" office:value-type="string">
            <text:p>1/2: 0.80000000 of 1.0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7-02-11 19:5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2440.0" office:value-type="float"/>
          <table:table-cell table:style-name="acquired_lot_note_fiat" office:value="24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0.20000000 of 2.00000000 B2</text:p>
          </table:table-cell>
          <table:table-cell table:style-name="taxable_event_note_default" office:value-type="string">
            <text:p>2/2: 0.20000000 of 1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11 19:5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4</text:p>
          </table:table-cell>
          <table:table-cell table:style-name="acquired_lot_note_border_default" office:value-type="string">
            <text:p>01/01/2016</text:p>
          </table:table-cell>
          <table:table-cell table:style-name="taxable_event_note_border_default" office:value-type="string">
            <text:p>01/11/2016</text:p>
          </table:table-cell>
          <table:table-cell table:style-name="taxable_event_note_border_fiat" office:value="2240.0" office:value-type="float"/>
          <table:table-cell table:style-name="acquired_lot_note_border_fiat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3: 0.20000000 of 1.00000000 B4</text:p>
          </table:table-cell>
          <table:table-cell table:style-name="taxable_event_note_border_default" office:value-type="string">
            <text:p>1/1: 0.20000000 of 0.20000000 B4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11 11:1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7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16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9638.0" office:value-type="float"/>
          <table:table-cell table:style-name="acquired_lot_note_fiat" office:value="876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69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3: 0.79000000 of 1.00000000 B4</text:p>
          </table:table-cell>
          <table:table-cell table:style-name="taxable_event_note_default" office:value-type="string">
            <text:p>1/2: 0.79000000 of 1.0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7-02-11 19:5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2562.0" office:value-type="float"/>
          <table:table-cell table:style-name="acquired_lot_note_fiat" office:value="25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2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0.21000000 of 2.00000000 B4</text:p>
          </table:table-cell>
          <table:table-cell table:style-name="taxable_event_note_default" office:value-type="string">
            <text:p>2/2: 0.21000000 of 1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11 19:5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343" office:value-type="string" calcext:value-type="string" table:number-columns-spanned="9" table:number-rows-spanned="1">
            <text:p>Crypto Donation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Default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dona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Donat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dona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donation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54197.0" office:value-type="float"/>
          <table:table-cell table:style-name="acquired_lot_note_fiat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58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3.79000000 of 4.00000000 B2</text:p>
          </table:table-cell>
          <table:table-cell table:style-name="taxable_event_note_default" office:value-type="string">
            <text:p>1/1: 3.79000000 of 3.79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2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54197.0" office:value-type="float"/>
          <table:table-cell table:style-name="acquired_lot_note_fiat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58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3.79000000 of 4.00000000 B4</text:p>
          </table:table-cell>
          <table:table-cell table:style-name="taxable_event_note_default" office:value-type="string">
            <text:p>1/1: 3.79000000 of 3.79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2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Gifts</text:p>
          </table:table-cell>
          <table:covered-table-cell table:style-name="ce126"/>
          <table:covered-table-cell table:style-name="ce248"/>
          <table:covered-table-cell table:style-name="Default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gif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Gift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gif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gift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8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5560.0" office:value-type="float"/>
          <table:table-cell table:style-name="acquired_lot_note_fiat" office:value="216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6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2/2: 1.80000000 of 2.00000000 B2</text:p>
          </table:table-cell>
          <table:table-cell table:style-name="taxable_event_note_default" office:value-type="string">
            <text:p>1/3: 1.80000000 of 5.0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42600.0" office:value-type="float"/>
          <table:table-cell table:style-name="acquired_lot_note_fiat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3.00000000 of 3.00000000 B2</text:p>
          </table:table-cell>
          <table:table-cell table:style-name="taxable_event_note_default" office:value-type="string">
            <text:p>2/3: 3.00000000 of 5.0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840.0" office:value-type="float"/>
          <table:table-cell table:style-name="acquired_lot_note_fiat" office:value="28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2: 0.20000000 of 4.00000000 B2</text:p>
          </table:table-cell>
          <table:table-cell table:style-name="taxable_event_note_default" office:value-type="string">
            <text:p>3/3: 0.20000000 of 5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1.7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5418.0" office:value-type="float"/>
          <table:table-cell table:style-name="acquired_lot_note_fiat" office:value="21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38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2/2: 1.79000000 of 2.00000000 B4</text:p>
          </table:table-cell>
          <table:table-cell table:style-name="taxable_event_note_default" office:value-type="string">
            <text:p>1/3: 1.79000000 of 5.0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42600.0" office:value-type="float"/>
          <table:table-cell table:style-name="acquired_lot_note_fiat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3.00000000 of 3.00000000 B4</text:p>
          </table:table-cell>
          <table:table-cell table:style-name="taxable_event_note_default" office:value-type="string">
            <text:p>2/3: 3.00000000 of 5.0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982.0" office:value-type="float"/>
          <table:table-cell table:style-name="acquired_lot_note_fiat" office:value="296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1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2: 0.21000000 of 4.00000000 B4</text:p>
          </table:table-cell>
          <table:table-cell table:style-name="taxable_event_note_default" office:value-type="string">
            <text:p>3/3: 0.21000000 of 5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Hard Forks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default-cell-style-name="ce240"/>
        <table:table-column table:style-name="co28" table:visibility="collapse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Hard Fork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9"/>
          <table:table-cell table:style-name="ce261"/>
          <table:table-cell table:style-name="ce270"/>
          <table:table-cell table:style-name="ce269"/>
          <table:table-cell table:style-name="ce269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acquir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acquir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HARDFORK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HARDFORK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default-cell-style-name="ce240"/>
        <table:table-column table:style-name="co28" table:visibility="collapse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Interest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9"/>
          <table:table-cell table:style-name="ce261"/>
          <table:table-cell table:style-name="ce270"/>
          <table:table-cell table:style-name="ce269"/>
          <table:table-cell table:style-name="ce269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earn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17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Investment Expenses</text:p>
          </table:table-cell>
          <table:covered-table-cell table:style-name="ce126"/>
          <table:covered-table-cell table:style-name="ce248"/>
          <table:covered-table-cell table:style-name="Default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transac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Transaction fee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transac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transacton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01" office:value-type="float"/>
          <table:table-cell table:style-name="transparent_border_default" office:value-type="string">
            <text:p>B3</text:p>
          </table:table-cell>
          <table:table-cell table:style-name="acquired_lot_note_border_default" office:value-type="string">
            <text:p>01/01/2016</text:p>
          </table:table-cell>
          <table:table-cell table:style-name="taxable_event_note_border_default" office:value-type="string">
            <text:p>01/21/2016</text:p>
          </table:table-cell>
          <table:table-cell table:style-name="taxable_event_note_border_fiat" office:value="114.0" office:value-type="float"/>
          <table:table-cell table:style-name="acquired_lot_note_border_fiat" office:value="111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3.0" office:value-type="float"/>
          <table:table-cell table:style-name="taxable_event_note_border_default" office:value-type="string">
            <text:p>INTRA / MOVE</text:p>
          </table:table-cell>
          <table:table-cell table:style-name="acquired_lot_note_border_default" office:value-type="string">
            <text:p>1/2: 0.01000000 of 1.00000000 B3</text:p>
          </table:table-cell>
          <table:table-cell table:style-name="taxable_event_note_border_default" office:value-type="string">
            <text:p>1/1: 0.01000000 of 0.01000000 B3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21 18:33:14.3420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16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22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66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2: 0.02000000 of 1.00000000 B3</text:p>
          </table:table-cell>
          <table:table-cell table:style-name="taxable_event_note_default" office:value-type="string">
            <text:p>1/1: 0.02000000 of 0.02000000 B3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5-21 12:58:1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16</text:p>
          </table:table-cell>
          <table:table-cell table:style-name="taxable_event_note_default" office:value-type="string">
            <text:p>01/21/2016</text:p>
          </table:table-cell>
          <table:table-cell table:style-name="taxable_event_note_fiat" office:value="114.0" office:value-type="float"/>
          <table:table-cell table:style-name="acquired_lot_note_fiat" office:value="11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3: 0.01000000 of 1.00000000 B4</text:p>
          </table:table-cell>
          <table:table-cell table:style-name="taxable_event_note_default" office:value-type="string">
            <text:p>1/1: 0.01000000 of 0.01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6-01-21 18:33:14.3420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30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1/1: 0.02000000 of 5.00000000 B4</text:p>
          </table:table-cell>
          <table:table-cell table:style-name="taxable_event_note_default" office:value-type="string">
            <text:p>1/1: 0.02000000 of 0.02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Mining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default-cell-style-name="ce240"/>
        <table:table-column table:style-name="co28" table:visibility="collapse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Mining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9"/>
          <table:table-cell table:style-name="ce261"/>
          <table:table-cell table:style-name="ce270"/>
          <table:table-cell table:style-name="ce269"/>
          <table:table-cell table:style-name="ce269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earn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MINING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Staking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default-cell-style-name="ce240"/>
        <table:table-column table:style-name="co28" table:visibility="collapse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Staking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9"/>
          <table:table-cell table:style-name="ce261"/>
          <table:table-cell table:style-name="ce270"/>
          <table:table-cell table:style-name="ce269"/>
          <table:table-cell table:style-name="ce269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earn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17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STAKING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Wages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default-cell-style-name="ce240"/>
        <table:table-column table:style-name="co28" table:visibility="collapse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Wage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9"/>
          <table:table-cell table:style-name="ce261"/>
          <table:table-cell table:style-name="ce270"/>
          <table:table-cell table:style-name="ce269"/>
          <table:table-cell table:style-name="ce269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earn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WAGES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5:11:21.936188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1-19T15:47:53.259707</dc:date>
    <meta:editing-duration>P1DT10H8M12S</meta:editing-duration>
    <meta:editing-cycles>105</meta:editing-cycles>
    <meta:generator>http://pypi.python.org/pypi/ezodf/0.1.0$Python3.10.1 (main, Dec  6 2021, 22:18:13) [Clang 13.0.0 (clang-1300.0.29.3)]</meta:generator>
    <meta:document-statistic meta:table-count="14" meta:cell-count="529" meta:object-count="0"/>
  </office:meta>
</office:document-meta>
</file>